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3.6252in" fo:text-align="justify" style:justify-single-word="false" fo:orphans="2" fo:widows="2" fo:text-indent="0in" style:auto-text-indent="false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3.6252in" fo:text-align="justify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3" style:family="paragraph" style:parent-style-name="Standard">
      <loext:graphic-properties draw:fill="none"/>
      <style:paragraph-properties fo:margin-left="0in" fo:margin-right="2.8752in" fo:text-align="end" style:justify-single-word="false" fo:orphans="2" fo:widows="2" fo:text-indent="0in" style:auto-text-indent="false" fo:background-color="transparent">
        <style:tab-stops/>
      </style:paragraph-properties>
      <style:text-properties style:font-name="Noto Sans CJK TC Black" fo:font-size="22pt" officeooo:paragraph-rsid="0015c153" style:font-size-asian="22pt" style:font-size-complex="22pt"/>
    </style:style>
    <style:style style:name="P4" style:family="paragraph" style:parent-style-name="Standard" style:master-page-name="">
      <loext:graphic-properties draw:fill="none"/>
      <style:paragraph-properties fo:margin-left="0in" fo:margin-right="1.9366in" fo:text-align="justify" style:justify-single-word="false" fo:orphans="2" fo:widows="2" fo:text-indent="0in" style:auto-text-indent="false" style:page-number="auto" fo:background-color="transparent">
        <style:tab-stops/>
      </style:paragraph-properties>
      <style:text-properties style:font-name="Noto Sans CJK TC Black" fo:font-size="22pt" officeooo:paragraph-rsid="0015c153" style:font-size-asian="22pt" style:font-size-complex="22pt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000000" style:font-name="Noto Sans CJK TC Black" fo:font-size="22pt" fo:letter-spacing="normal" fo:font-style="normal" fo:font-weight="bold" officeooo:rsid="0013271b" style:font-size-asian="22pt" style:font-weight-asian="bold" style:font-size-complex="22pt" style:font-weight-complex="bold"/>
    </style:style>
    <style:style style:name="T5" style:family="text">
      <style:text-properties fo:font-variant="normal" fo:text-transform="none" fo:color="#000000" style:font-name="Noto Sans CJK TC Black" fo:letter-spacing="normal" fo:font-style="normal" fo:font-weight="bold" officeooo:rsid="0013271b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bold" officeooo:rsid="0013271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4"><text:span text:style-name="T3">A theory in the flesh means one where the physical realities of our lives - our skin color, the land or concrete we grew up on, our sexual longings - all fuse to create a politic born out of necessity. Here, we attempt to bridge the contradictions in our experience. </text:span></text:p>
      <text:p text:style-name="P3"><text:span text:style-name="T3"><text:line-break/>- Cherrie Moraga <text:line-break/>Theory in the Flesh</text:span></text:p>
      <text:p text:style-name="P3"><text:span text:style-name="T3">1981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02:49.728590625</meta:creation-date>
    <dc:date>2018-05-21T21:48:00.369404660</dc:date>
    <meta:editing-duration>PT5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58" meta:character-count="309" meta:non-whitespace-character-count="251"/>
  </office:meta>
</office:document-meta>
</file>